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color="#ff4000" loext:opacity="100%" fo:font-size="20pt" officeooo:rsid="001af2f6" officeooo:paragraph-rsid="001af2f6" style:font-size-asian="20pt" style:font-size-complex="20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erif" fo:font-size="16pt" fo:language="en" fo:country="US" style:font-size-asian="16pt" style:font-size-complex="16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erif" fo:font-size="16pt" fo:language="en" fo:country="US" style:font-size-asian="16pt" style:font-size-complex="16pt"/>
    </style:style>
    <style:style style:name="P6" style:family="paragraph" style:parent-style-name="Standard">
      <style:text-properties fo:color="#ff4000" loext:opacity="100%" fo:font-size="20pt" officeooo:rsid="001bea89" officeooo:paragraph-rsid="001bea89" style:font-size-asian="20pt" style:font-size-complex="20pt"/>
    </style:style>
    <style:style style:name="P7" style:family="paragraph" style:parent-style-name="Standard">
      <style:text-properties officeooo:paragraph-rsid="001c62eb"/>
    </style:style>
    <style:style style:name="T1" style:family="text">
      <style:text-properties fo:color="#000000" loext:opacity="100%" fo:font-style="normal" fo:font-weight="bold" style:font-style-asian="normal" style:font-weight-asian="normal"/>
    </style:style>
    <style:style style:name="T2" style:family="text">
      <style:text-properties fo:color="#000000" loext:opacity="100%" fo:font-style="normal" fo:font-weight="normal" style:font-style-asian="normal" style:font-weight-asian="normal"/>
    </style:style>
    <style:style style:name="T3" style:family="text">
      <style:text-properties fo:color="#ff4000" loext:opacity="100%" fo:font-size="20pt" officeooo:rsid="001c62eb" style:font-size-asian="20pt" style:font-size-complex="20pt"/>
    </style:style>
    <style:style style:name="T4" style:family="text">
      <style:text-properties officeooo:rsid="001e86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4"><text:span text:style-name="T1"/></text:p>
      <text:p text:style-name="P4"><text:span text:style-name="T1">mysqlclient is a forked version of MySQLdb with python3.</text:span><text:span text:style-name="T2"> </text:span><text:span text:style-name="T1">3+ support, and mysql connector is official module from mysql</text:span><text:span text:style-name="T2">.</text:span></text:p>
      <text:p text:style-name="P2"/>
      <text:p text:style-name="P2"/>
      <text:p text:style-name="P2">MySQL is a Relational Database Management System. This <text:span text:style-name="Strong_20_Emphasis">Open-source tool</text:span> is one of the best RDBMS available in the market that is being used to develop web-based software applications among others. MySQL is scalable, intuitive, and swift when compared to its contemporaries. It houses a Client-Server architecture. At the core of the MySQL Database lies the <text:span text:style-name="Strong_20_Emphasis">MySQL Server</text:span>. This Server is availed as a separate program and handles all the database instructions, commands, and statement</text:p>
      <text:p text:style-name="P2"/>
      <text:p text:style-name="P1"><text:span text:style-name="Source_20_Text">CREATE USER 'sammy'@'localhost' IDENTIFIED BY 'password';</text:span></text:p>
      <text:p text:style-name="P2"/>
      <text:p text:style-name="P2"/>
      <text:p text:style-name="P2">respective of how you’ve installed MySQL, it should have started running automatically. To test the connection, you can check its status with the following command:</text:p>
      <text:p text:style-name="P1"><text:span text:style-name="Source_20_Text">systemctl status mysql.service</text:span></text:p>
      <text:p text:style-name="P2"/>
      <text:p text:style-name="P2"/>
      <text:p text:style-name="P2"/>
      <text:p text:style-name="P3">IDE=mysql workbench</text:p>
      <text:p text:style-name="P3"/>
      <text:p text:style-name="P3">_________________________________________________</text:p>
      <text:p text:style-name="P6">clean mysql table-→TRUNCATE TABLE</text:p>
      <text:p text:style-name="P6">_________________________________________________</text:p>
      <text:p text:style-name="P6"/>
      <text:p text:style-name="P6"/>
      <text:p text:style-name="P6"/>
      <text:p text:style-name="P6"><text:soft-page-break/><text:s text:c="2"/><text:span text:style-name="T4">requirement on ubuntu to install mysql-client package on python</text:span></text:p>
      <text:p text:style-name="P6"/>
      <text:p text:style-name="P7"><text:span text:style-name="Source_20_Text">sudo apt-get install python3-dev default-libmysqlclient-dev build-essent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4:07:36.775469260</meta:creation-date>
    <dc:date>2023-07-05T01:46:16.263749642</dc:date>
    <meta:editing-duration>P5DT21H27M3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11" meta:word-count="151" meta:character-count="1142" meta:non-whitespace-character-count="1000"/>
  </office:meta>
</office:document-meta>
</file>